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os correspondientes al Registro del Sistema Nacional de Vigilancia de la Salud 2.0</text:p>
      <text:p text:style-name="Standard">Ministerio de Salud. Secretaría de Promoción de la Salud, Prevención y Control de Riesgos. Subsecretaría de Prevención y Control de Enfermedades Comunicables e Inmunoprevenibles. Dirección Nacional de Epidemiología y Análisis de la Situación de Salud. Área de Vigilanci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48:48.650935137</meta:creation-date>
    <dc:date>2023-05-05T10:49:50.362754752</dc:date>
    <meta:editing-duration>PT1M2S</meta:editing-duration>
    <meta:editing-cycles>1</meta:editing-cycles>
    <meta:document-statistic meta:table-count="0" meta:image-count="0" meta:object-count="0" meta:page-count="1" meta:paragraph-count="2" meta:word-count="51" meta:character-count="356" meta:non-whitespace-character-count="307"/>
    <meta:generator>LibreOffice/7.5.2.2$Linux_X86_64 LibreOffice_project/50$Build-2</meta:generator>
  </office:meta>
</office:document-meta>
</file>